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7.203cm" svg:height="17.052cm" svg:x="13.519cm" svg:y="3.161cm">
            <draw:object draw:notify-on-update-of-ranges="Лист1.A1:Лист1.A1 Лист1.B1:Лист1.F1 Лист1.A2:Лист1.A2 Лист1.B2:Лист1.F2 Лист1.A3:Лист1.A3 Лист1.B3:Лист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00000852" calcext:value-type="float">
            <text:p>0,00000852</text:p>
          </table:table-cell>
          <table:table-cell office:value-type="float" office:value="0.0001239" calcext:value-type="float">
            <text:p>0,0001239</text:p>
          </table:table-cell>
          <table:table-cell office:value-type="float" office:value="0.00459901" calcext:value-type="float">
            <text:p>0,00459901</text:p>
          </table:table-cell>
          <table:table-cell office:value-type="float" office:value="0.14269631" calcext:value-type="float">
            <text:p>0,14269631</text:p>
          </table:table-cell>
          <table:table-cell office:value-type="float" office:value="5.42311745" calcext:value-type="float">
            <text:p>5,4231174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00000293" calcext:value-type="float">
            <text:p>0,00000293</text:p>
          </table:table-cell>
          <table:table-cell office:value-type="float" office:value="0.00000524" calcext:value-type="float">
            <text:p>0,00000524</text:p>
          </table:table-cell>
          <table:table-cell office:value-type="float" office:value="0.00000391" calcext:value-type="float">
            <text:p>0,00000391</text:p>
          </table:table-cell>
          <table:table-cell table:number-columns-repeated="2" office:value-type="float" office:value="0.00000712" calcext:value-type="float">
            <text:p>0,00000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0:19:21.687782759</meta:creation-date>
    <dc:date>2024-11-16T10:24:08.270103880</dc:date>
    <meta:editing-duration>PT4M48S</meta:editing-duration>
    <meta:editing-cycles>1</meta:editing-cycles>
    <meta:document-statistic meta:table-count="1" meta:cell-count="17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04cm" svg:height="17.053cm" xlink:href=".." xlink:type="simple" chart:class="chart:line" chart:style-name="ch1">
        <chart:legend chart:legend-position="end" svg:x="25.172cm" svg:y="7.978cm" style:legend-expansion="high" chart:style-name="ch2"/>
        <chart:plot-area chart:style-name="ch3" table:cell-range-address="Лист1.A1:Лист1.F3" chart:data-source-has-labels="both" svg:x="0.544cm" svg:y="0.341cm" svg:width="24.084cm" svg:height="16.371cm">
          <chart:coordinate-region svg:x="0.98cm" svg:y="0.54cm" svg:width="23.461cm" svg:height="15.525cm"/>
          <chart:axis chart:dimension="x" chart:name="primary-x" chart:style-name="ch4" chartooo:axis-type="auto">
            <chartooo:date-scale/>
            <chart:categories table:cell-range-address="Лист1.B1:Лист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F2" chart:label-cell-address="Лист1.A2:Лист1.A2" chart:class="chart:line">
            <chart:data-point chart:repeated="5"/>
          </chart:series>
          <chart:series chart:style-name="ch7" chart:values-cell-range-address="Лист1.B3:Лист1.F3" chart:label-cell-address="Лист1.A3:Лист1.A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Лист1.B1:Лист1.F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slow</text:p>
                <draw:g>
                  <svg:desc>Лист1.A2:Лист1.A2</svg:desc>
                </draw:g>
              </table:table-cell>
              <table:table-cell office:value-type="float" office:value="0.00000852">
                <text:p>0.00000852</text:p>
                <draw:g>
                  <svg:desc>Лист1.B2:Лист1.F2</svg:desc>
                </draw:g>
              </table:table-cell>
              <table:table-cell office:value-type="float" office:value="0.0001239">
                <text:p>0.0001239</text:p>
              </table:table-cell>
              <table:table-cell office:value-type="float" office:value="0.00459901">
                <text:p>0.00459901</text:p>
              </table:table-cell>
              <table:table-cell office:value-type="float" office:value="0.14269631">
                <text:p>0.14269631</text:p>
              </table:table-cell>
              <table:table-cell office:value-type="float" office:value="5.42311745">
                <text:p>5.42311745</text:p>
              </table:table-cell>
            </table:table-row>
            <table:table-row>
              <table:table-cell office:value-type="string">
                <text:p>fast</text:p>
                <draw:g>
                  <svg:desc>Лист1.A3:Лист1.A3</svg:desc>
                </draw:g>
              </table:table-cell>
              <table:table-cell office:value-type="float" office:value="0.00000293">
                <text:p>0.00000293</text:p>
                <draw:g>
                  <svg:desc>Лист1.B3:Лист1.F3</svg:desc>
                </draw:g>
              </table:table-cell>
              <table:table-cell office:value-type="float" office:value="0.00000524">
                <text:p>0.00000524</text:p>
              </table:table-cell>
              <table:table-cell office:value-type="float" office:value="0.00000391">
                <text:p>0.00000391</text:p>
              </table:table-cell>
              <table:table-cell office:value-type="float" office:value="0.00000712">
                <text:p>0.00000712</text:p>
              </table:table-cell>
              <table:table-cell office:value-type="float" office:value="0.00000712">
                <text:p>0.00000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